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office:font-face-decls>
  <office:automatic-styles>
    <style:style style:name="P1" style:family="paragraph" style:parent-style-name="Standard">
      <style:paragraph-properties fo:margin-top="0.0783in" fo:margin-bottom="0in" fo:line-height="100%" fo:text-align="center" style:justify-single-word="false">
        <style:tab-stops>
          <style:tab-stop style:position="0.5in"/>
        </style:tab-stops>
      </style:paragraph-properties>
      <style:text-properties fo:color="#800000" style:font-name="Times" fo:font-size="18pt" fo:font-weight="bold"/>
    </style:style>
    <style:style style:name="P2" style:family="paragraph" style:parent-style-name="Standard">
      <style:paragraph-properties fo:margin-top="0.0984in" fo:margin-bottom="0.0984in" fo:line-height="100%" fo:text-align="justify" style:justify-single-word="false">
        <style:tab-stops>
          <style:tab-stop style:position="0.5in"/>
        </style:tab-stops>
      </style:paragraph-properties>
      <style:text-properties style:font-name="Times"/>
    </style:style>
    <style:style style:name="P3" style:family="paragraph" style:parent-style-name="Standard">
      <style:paragraph-properties fo:margin-top="0.0984in" fo:margin-bottom="0.0984in" fo:line-height="100%" fo:text-align="justify" style:justify-single-word="false">
        <style:tab-stops>
          <style:tab-stop style:position="0.5in"/>
        </style:tab-stops>
      </style:paragraph-properties>
    </style:style>
    <style:style style:name="T1" style:family="text">
      <style:text-properties style:font-name="Times"/>
    </style:style>
    <style:style style:name="T2" style:family="text">
      <style:text-properties style:font-name="Times" fo:language="en" fo:country="US"/>
    </style:style>
    <style:style style:name="T3" style:family="text">
      <style:text-properties style:text-position="super 58%" style:font-name="Times"/>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text:p>
      <text:p text:style-name="P2"/>
      <text:p text:style-name="P3"><text:span text:style-name="T1"><text:tab/>Legend of the Five Rings is an RPG originally put out by Five Rings Publishing Group, a former branch </text:span><text:span text:style-name="T2">Alderac</text:span><text:span text:style-name="T1"> Entertainment Group that was absorbed by Wizards of the Coast, which also bought TSR (the makers of Dungeons and Dragons), and is itself owned by Hasbro, which sold the rights to L5R, which were repurchased by Alderac. <text:s/>We've never owned or made money from this game; we simply created these house rules because we didn't like the official ones.</text:span></text:p>
      <text:p text:style-name="P3"><text:span text:style-name="T1"><text:tab/>We began by taking the original L5R rules and combining them with rules for 7</text:span><text:span text:style-name="T3">th</text:span><text:span text:style-name="T1"> Sea, another Alderac game. <text:s/>Because of this, we dubbed our system ''L7R'', though these rules are mostly original. <text:s/>The actual books for these </text:span>games are well worth reading; their rules aren't well-balanced, but they have good material which any roleplaying group can use.</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svg:font-family="Times" style:font-family-generic="roman"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8681in" style:writing-mode="page"/>
      <style:text-properties fo:color="#000000" style:font-name="Thorndale"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Graphics" style:family="graphic">
      <style:graphic-properties text:anchor-type="paragraph" svg:x="0in" svg:y="0in"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page-layout style:name="pm1">
      <style:page-layout-properties fo:page-width="8.2673in" fo:page-height="11.6925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pm2">
      <style:page-layout-properties fo:page-width="8.2673in" fo:page-height="11.6925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creation-date>2003-01-02T01:44:19</meta:creation-date>
    <dc:creator>Eli Courtwright</dc:creator>
    <dc:date>2007-01-22T12:59:42</dc:date>
    <dc:language>en-US</dc:language>
    <meta:editing-cycles>596</meta:editing-cycles>
    <meta:editing-duration>P10DT19H39M3S</meta:editing-duration>
    <meta:user-defined meta:name="Info 1"/>
    <meta:user-defined meta:name="Info 2"/>
    <meta:user-defined meta:name="Info 3"/>
    <meta:user-defined meta:name="Info 4"/>
    <meta:document-statistic meta:table-count="0" meta:image-count="0" meta:object-count="0" meta:page-count="1" meta:paragraph-count="3" meta:word-count="139" meta:character-count="820"/>
  </office:meta>
</office:document-meta>
</file>